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2" svg:font-family="'Century Gothic'" style:font-family-generic="swiss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16pt"/>
    </style:style>
  </office:automatic-styles>
  <office:body>
    <office:presentation>
      <draw:page draw:name="page1" draw:style-name="dp1" draw:master-page-name="Title_20_Slide" xml:id="id1" draw:id="id1">
        <draw:frame draw:name="Title 1" presentation:style-name="pr1" draw:text-style-name="P1" draw:layer="layout" svg:width="18.414cm" svg:height="1.269cm" svg:x="1.6cm" svg:y="5.8cm" presentation:class="title" presentation:placeholder="true" presentation:user-transformed="true">
          <draw:text-box/>
        </draw:frame>
        <draw:frame draw:name="Text Placeholder 2" presentation:style-name="pr2" draw:text-style-name="P2" draw:layer="layout" svg:width="14.604cm" svg:height="1.057cm" svg:x="1.905cm" svg:y="6.985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draw:frame draw:name="Title 2" presentation:style-name="pr4" draw:text-style-name="P1" draw:layer="layout" svg:width="18.202cm" svg:height="0.888cm" svg:x="0.212cm" svg:y="0.169cm" presentation:class="title" presentation:placeholder="true" presentation:user-transformed="true">
          <draw:text-box/>
        </draw:frame>
        <draw:frame draw:name="Content Placeholder 4" presentation:style-name="pr5" draw:text-style-name="P2" draw:layer="layout" svg:width="19.616cm" svg:height="9.143cm" svg:x="0.347cm" svg:y="1.482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Address" xml:id="id3" draw:id="id3"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losing" xml:id="id4" draw:id="id4"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2" svg:font-family="'Century Gothic'" style:font-family-generic="swiss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20pt"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  <style:text-properties fo:font-size="16p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pt"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6pt"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6pt"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font-size="16pt"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font-size="16pt"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1f1a17" style:text-line-through-style="none" style:text-line-through-type="none" style:text-position="0% 58%" style:font-name="Century Gothic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58%" style:font-name="Century Gothic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58%" style:font-name="Century Gothic3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3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font-name="Century Gothic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f1a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93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2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4">Copyright © 2015, Global Edge Software Lt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1"><text:a xlink:href="http://www.globaledgesoft.com/" xlink:type="simple">www.globaledgesoft.com</text:a></text:span><text:span text:style-name="MT12"><text:a xlink:href="http://www.globaledgesoft.com/" xlink:type="simple"> 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3">Global Village</text:span></text:p>
            <text:p text:style-name="MP19"><text:span text:style-name="MT13">IT SEZ</text:span></text:p>
            <text:p text:style-name="MP19"><text:span text:style-name="MT13">Bangal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3">Raheja Mindspace</text:span></text:p>
            <text:p text:style-name="MP19"><text:span text:style-name="MT13">IT Park</text:span></text:p>
            <text:p text:style-name="MP19"><text:span text:style-name="MT13">Hyderab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3">South Main Street </text:span></text:p>
            <text:p text:style-name="MP19"><text:span text:style-name="MT13">Milpitas</text:span></text:p>
            <text:p text:style-name="MP19"><text:span text:style-name="MT13">Californ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4">Large</text:span><text:span text:style-name="MT15">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0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1:04:18.295883246</meta:creation-date>
    <dc:date>2016-12-04T15:42:58.505045748</dc:date>
    <meta:editing-duration>PT3H48M50S</meta:editing-duration>
    <meta:editing-cycles>1</meta:editing-cycles>
    <meta:document-statistic meta:object-count="114"/>
    <meta:generator>LibreOffice/4.2.4.2$Linux_x86 LibreOffice_project/420m0$Build-2</meta:generator>
  </office:meta>
</office:document-meta>
</file>